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8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8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9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8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9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9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0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0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1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0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2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1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2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4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4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5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4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9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2:43:07.124355595</meta:creation-date>
    <dc:date>2021-12-09T12:46:13.021467517</dc:date>
    <meta:editing-duration>PT3M6S</meta:editing-duration>
    <meta:editing-cycles>1</meta:editing-cycles>
    <meta:document-statistic meta:table-count="1" meta:cell-count="453" meta:object-count="0"/>
    <meta:generator>LibreOffice/6.4.7.2$Linux_X86_64 LibreOffice_project/40$Build-2</meta:generator>
  </office:meta>
</office:document-meta>
</file>